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education_Mean follower-followee of haters" table:style-name="ta1">
        <table:shapes>
          <draw:frame draw:z-index="0" draw:style-name="gr1" draw:text-style-name="P1" svg:width="6.2988in" svg:height="3.5429in" svg:x="8.3665in" svg:y="0.0394in">
            <draw:object draw:notify-on-update-of-ranges="'summary_counter_education_Mean follower-followee of haters'.A2:'summary_counter_education_Mean follower-followee of haters'.A6 'summary_counter_education_Mean follower-followee of haters'.B1:'summary_counter_education_Mean follower-followee of haters'.B1 'summary_counter_education_Mean follower-followee of haters'.B2:'summary_counter_education_Mean follower-followee of haters'.B6 'summary_counter_education_Mean follower-followee of haters'.C1:'summary_counter_education_Mean follower-followee of haters'.C1 'summary_counter_education_Mean follower-followee of haters'.C2:'summary_counter_education_Mean follower-followee of haters'.C6 'summary_counter_education_Mean follower-followee of haters'.D1:'summary_counter_education_Mean follower-followee of haters'.D1 'summary_counter_education_Mean follower-followee of haters'.D2:'summary_counter_education_Mean follower-followee of haters'.D6 'summary_counter_education_Mean follower-followee of haters'.E1:'summary_counter_education_Mean follower-followee of haters'.E1 'summary_counter_education_Mean follower-followee of haters'.E2:'summary_counter_education_Mean follower-followee of haters'.E6 'summary_counter_education_Mean follower-followee of haters'.F1:'summary_counter_education_Mean follower-followee of haters'.F1 'summary_counter_education_Mean follower-followee of haters'.F2:'summary_counter_education_Mean follower-followee of hater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hate_score_dist_alpha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8" calcext:value-type="float">
            <text:p>0.8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7986743659345" calcext:value-type="float">
            <text:p>0.857986743659345</text:p>
          </table:table-cell>
          <table:table-cell office:value-type="float" office:value="0.847957964894717" calcext:value-type="float">
            <text:p>0.847957964894717</text:p>
          </table:table-cell>
          <table:table-cell office:value-type="float" office:value="0.869555633306204" calcext:value-type="float">
            <text:p>0.869555633306204</text:p>
          </table:table-cell>
          <table:table-cell office:value-type="float" office:value="0.834304756892229" calcext:value-type="float">
            <text:p>0.834304756892229</text:p>
          </table:table-cell>
          <table:table-cell office:value-type="float" office:value="0.799891110762327" calcext:value-type="float">
            <text:p>0.799891110762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9916193899109" calcext:value-type="float">
            <text:p>0.909916193899109</text:p>
          </table:table-cell>
          <table:table-cell office:value-type="float" office:value="0.937353090380016" calcext:value-type="float">
            <text:p>0.937353090380016</text:p>
          </table:table-cell>
          <table:table-cell office:value-type="float" office:value="0.896229722038532" calcext:value-type="float">
            <text:p>0.896229722038532</text:p>
          </table:table-cell>
          <table:table-cell office:value-type="float" office:value="0.880312082576355" calcext:value-type="float">
            <text:p>0.880312082576355</text:p>
          </table:table-cell>
          <table:table-cell office:value-type="float" office:value="0.827670252536636" calcext:value-type="float">
            <text:p>0.827670252536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059223617046" calcext:value-type="float">
            <text:p>0.97059223617046</text:p>
          </table:table-cell>
          <table:table-cell office:value-type="float" office:value="1.00294125458964" calcext:value-type="float">
            <text:p>1.00294125458964</text:p>
          </table:table-cell>
          <table:table-cell office:value-type="float" office:value="0.992260375454345" calcext:value-type="float">
            <text:p>0.992260375454345</text:p>
          </table:table-cell>
          <table:table-cell office:value-type="float" office:value="0.946636294726555" calcext:value-type="float">
            <text:p>0.946636294726555</text:p>
          </table:table-cell>
          <table:table-cell office:value-type="float" office:value="0.893162120255538" calcext:value-type="float">
            <text:p>0.89316212025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522381085553" calcext:value-type="float">
            <text:p>1.03522381085553</text:p>
          </table:table-cell>
          <table:table-cell office:value-type="float" office:value="1.07823576233615" calcext:value-type="float">
            <text:p>1.07823576233615</text:p>
          </table:table-cell>
          <table:table-cell office:value-type="float" office:value="1.06898795056227" calcext:value-type="float">
            <text:p>1.06898795056227</text:p>
          </table:table-cell>
          <table:table-cell office:value-type="float" office:value="1.04313276108884" calcext:value-type="float">
            <text:p>1.04313276108884</text:p>
          </table:table-cell>
          <table:table-cell office:value-type="float" office:value="0.998359973772581" calcext:value-type="float">
            <text:p>0.998359973772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50:41.017776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5:51:04.223380565</dc:date>
    <meta:editing-duration>PT13M19S</meta:editing-duration>
    <meta:editing-cycles>3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5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education_Mean follower-followee of haters'.A1:'summary_counter_education_Mean follower-followee of haters'.F6" chart:data-source-has-labels="both" svg:x="1.331cm" svg:y="0.18cm" svg:width="12.264cm" svg:height="7.659cm">
          <chart:coordinate-region svg:x="2.243cm" svg:y="0.18cm" svg:width="11.258cm" svg:height="7.012cm"/>
          <chart:axis chart:dimension="x" chart:name="primary-x" chart:style-name="ch4" chartooo:axis-type="auto">
            <chartooo:date-scale/>
            <chart:title svg:x="6.996cm" svg:y="8.019cm" chart:style-name="ch5">
              <text:p>alpha</text:p>
            </chart:title>
            <chart:categories table:cell-range-address="'summary_counter_education_Mean follower-followee of haters'.A2:'summary_counter_education_Mean follower-followee of haters'.A6"/>
          </chart:axis>
          <chart:axis chart:dimension="y" chart:name="primary-y" chart:style-name="ch6">
            <chart:title svg:x="0.451cm" svg:y="6.765cm" chart:style-name="ch7">
              <text:p>mean follower-followee ratio of haters</text:p>
            </chart:title>
            <chart:grid chart:style-name="ch8" chart:class="major"/>
          </chart:axis>
          <chart:series chart:style-name="ch9" chart:values-cell-range-address="'summary_counter_education_Mean follower-followee of haters'.B2:'summary_counter_education_Mean follower-followee of haters'.B6" chart:label-cell-address="'summary_counter_education_Mean follower-followee of haters'.B1:'summary_counter_education_Mean follower-followee of haters'.B1" chart:class="chart:line">
            <chart:data-point chart:repeated="5"/>
          </chart:series>
          <chart:series chart:style-name="ch10" chart:values-cell-range-address="'summary_counter_education_Mean follower-followee of haters'.C2:'summary_counter_education_Mean follower-followee of haters'.C6" chart:label-cell-address="'summary_counter_education_Mean follower-followee of haters'.C1:'summary_counter_education_Mean follower-followee of haters'.C1" chart:class="chart:line">
            <chart:data-point chart:repeated="5"/>
          </chart:series>
          <chart:series chart:style-name="ch11" chart:values-cell-range-address="'summary_counter_education_Mean follower-followee of haters'.D2:'summary_counter_education_Mean follower-followee of haters'.D6" chart:label-cell-address="'summary_counter_education_Mean follower-followee of haters'.D1:'summary_counter_education_Mean follower-followee of haters'.D1" chart:class="chart:line">
            <chart:data-point chart:repeated="5"/>
          </chart:series>
          <chart:series chart:style-name="ch12" chart:values-cell-range-address="'summary_counter_education_Mean follower-followee of haters'.E2:'summary_counter_education_Mean follower-followee of haters'.E6" chart:label-cell-address="'summary_counter_education_Mean follower-followee of haters'.E1:'summary_counter_education_Mean follower-followee of haters'.E1" chart:class="chart:line">
            <chart:data-point chart:repeated="5"/>
          </chart:series>
          <chart:series chart:style-name="ch13" chart:values-cell-range-address="'summary_counter_education_Mean follower-followee of haters'.F2:'summary_counter_education_Mean follower-followee of haters'.F6" chart:label-cell-address="'summary_counter_education_Mean follower-followee of haters'.F1:'summary_counter_education_Mean follower-followee of haters'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education_Mean follower-followee of haters'.B1:'summary_counter_education_Mean follower-followee of haters'.B1</svg:desc>
                </draw:g>
              </table:table-cell>
              <table:table-cell office:value-type="string">
                <text:p>500</text:p>
                <draw:g>
                  <svg:desc>'summary_counter_education_Mean follower-followee of haters'.C1:'summary_counter_education_Mean follower-followee of haters'.C1</svg:desc>
                </draw:g>
              </table:table-cell>
              <table:table-cell office:value-type="string">
                <text:p>1000</text:p>
                <draw:g>
                  <svg:desc>'summary_counter_education_Mean follower-followee of haters'.D1:'summary_counter_education_Mean follower-followee of haters'.D1</svg:desc>
                </draw:g>
              </table:table-cell>
              <table:table-cell office:value-type="string">
                <text:p>2000</text:p>
                <draw:g>
                  <svg:desc>'summary_counter_education_Mean follower-followee of haters'.E1:'summary_counter_education_Mean follower-followee of haters'.E1</svg:desc>
                </draw:g>
              </table:table-cell>
              <table:table-cell office:value-type="string">
                <text:p>5000</text:p>
                <draw:g>
                  <svg:desc>'summary_counter_education_Mean follower-followee of haters'.F1:'summary_counter_education_Mean follower-followee of haters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summary_counter_education_Mean follower-followee of haters'.A2:'summary_counter_education_Mean follower-followee of haters'.A6</svg:desc>
                </draw:g>
              </table:table-cell>
              <table:table-cell office:value-type="float" office:value="0.763">
                <text:p>0.763</text:p>
                <draw:g>
                  <svg:desc>'summary_counter_education_Mean follower-followee of haters'.B2:'summary_counter_education_Mean follower-followee of haters'.B6</svg:desc>
                </draw:g>
              </table:table-cell>
              <table:table-cell office:value-type="float" office:value="0.826">
                <text:p>0.826</text:p>
                <draw:g>
                  <svg:desc>'summary_counter_education_Mean follower-followee of haters'.C2:'summary_counter_education_Mean follower-followee of haters'.C6</svg:desc>
                </draw:g>
              </table:table-cell>
              <table:table-cell office:value-type="float" office:value="0.88">
                <text:p>0.88</text:p>
                <draw:g>
                  <svg:desc>'summary_counter_education_Mean follower-followee of haters'.D2:'summary_counter_education_Mean follower-followee of haters'.D6</svg:desc>
                </draw:g>
              </table:table-cell>
              <table:table-cell office:value-type="float" office:value="0.815">
                <text:p>0.815</text:p>
                <draw:g>
                  <svg:desc>'summary_counter_education_Mean follower-followee of haters'.E2:'summary_counter_education_Mean follower-followee of haters'.E6</svg:desc>
                </draw:g>
              </table:table-cell>
              <table:table-cell office:value-type="float" office:value="0.784">
                <text:p>0.784</text:p>
                <draw:g>
                  <svg:desc>'summary_counter_education_Mean follower-followee of haters'.F2:'summary_counter_education_Mean follower-followee of haters'.F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7986743659345">
                <text:p>0.857986743659345</text:p>
              </table:table-cell>
              <table:table-cell office:value-type="float" office:value="0.847957964894717">
                <text:p>0.847957964894717</text:p>
              </table:table-cell>
              <table:table-cell office:value-type="float" office:value="0.869555633306204">
                <text:p>0.869555633306204</text:p>
              </table:table-cell>
              <table:table-cell office:value-type="float" office:value="0.834304756892229">
                <text:p>0.834304756892229</text:p>
              </table:table-cell>
              <table:table-cell office:value-type="float" office:value="0.799891110762327">
                <text:p>0.7998911107623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9916193899109">
                <text:p>0.909916193899109</text:p>
              </table:table-cell>
              <table:table-cell office:value-type="float" office:value="0.937353090380016">
                <text:p>0.937353090380016</text:p>
              </table:table-cell>
              <table:table-cell office:value-type="float" office:value="0.896229722038532">
                <text:p>0.896229722038532</text:p>
              </table:table-cell>
              <table:table-cell office:value-type="float" office:value="0.880312082576355">
                <text:p>0.880312082576355</text:p>
              </table:table-cell>
              <table:table-cell office:value-type="float" office:value="0.827670252536636">
                <text:p>0.827670252536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059223617046">
                <text:p>0.97059223617046</text:p>
              </table:table-cell>
              <table:table-cell office:value-type="float" office:value="1.00294125458964">
                <text:p>1.00294125458964</text:p>
              </table:table-cell>
              <table:table-cell office:value-type="float" office:value="0.992260375454345">
                <text:p>0.992260375454345</text:p>
              </table:table-cell>
              <table:table-cell office:value-type="float" office:value="0.946636294726555">
                <text:p>0.946636294726555</text:p>
              </table:table-cell>
              <table:table-cell office:value-type="float" office:value="0.893162120255538">
                <text:p>0.8931621202555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3522381085553">
                <text:p>1.03522381085553</text:p>
              </table:table-cell>
              <table:table-cell office:value-type="float" office:value="1.07823576233615">
                <text:p>1.07823576233615</text:p>
              </table:table-cell>
              <table:table-cell office:value-type="float" office:value="1.06898795056227">
                <text:p>1.06898795056227</text:p>
              </table:table-cell>
              <table:table-cell office:value-type="float" office:value="1.04313276108884">
                <text:p>1.04313276108884</text:p>
              </table:table-cell>
              <table:table-cell office:value-type="float" office:value="0.998359973772581">
                <text:p>0.998359973772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